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165c" officeooo:paragraph-rsid="0008165c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officeooo:rsid="0008165c" officeooo:paragraph-rsid="0008165c"/>
    </style:style>
    <style:style style:name="P5" style:family="paragraph" style:parent-style-name="Text_20_body">
      <style:text-properties officeooo:rsid="00080884" officeooo:paragraph-rsid="000948fb"/>
    </style:style>
    <style:style style:name="P6" style:family="paragraph" style:parent-style-name="Text_20_body" style:list-style-name="L1">
      <style:text-properties officeooo:rsid="000948fb" officeooo:paragraph-rsid="000948fb"/>
    </style:style>
    <style:style style:name="P7" style:family="paragraph" style:parent-style-name="Text_20_body">
      <style:text-properties officeooo:rsid="000948fb" officeooo:paragraph-rsid="000948fb"/>
    </style:style>
    <style:style style:name="P8" style:family="paragraph" style:parent-style-name="Text_20_body">
      <style:text-properties officeooo:rsid="000948fb" officeooo:paragraph-rsid="000aaba3"/>
    </style:style>
    <style:style style:name="P9" style:family="paragraph" style:parent-style-name="Text_20_body" style:list-style-name="L17">
      <style:text-properties officeooo:rsid="000948fb" officeooo:paragraph-rsid="000c81ac"/>
    </style:style>
    <style:style style:name="P10" style:family="paragraph" style:parent-style-name="Text_20_body" style:list-style-name="L17">
      <style:text-properties officeooo:rsid="000948fb" officeooo:paragraph-rsid="000d5f9a"/>
    </style:style>
    <style:style style:name="P11" style:family="paragraph" style:parent-style-name="Text_20_body" style:list-style-name="L3">
      <style:text-properties officeooo:rsid="000aaba3" officeooo:paragraph-rsid="000aaba3"/>
    </style:style>
    <style:style style:name="P12" style:family="paragraph" style:parent-style-name="Text_20_body">
      <style:text-properties officeooo:rsid="000bbad5" officeooo:paragraph-rsid="000bbad5"/>
    </style:style>
    <style:style style:name="P13" style:family="paragraph" style:parent-style-name="Text_20_body" style:list-style-name="L11">
      <style:text-properties officeooo:paragraph-rsid="000bbad5"/>
    </style:style>
    <style:style style:name="P14" style:family="paragraph" style:parent-style-name="Text_20_body" style:list-style-name="L3">
      <style:text-properties officeooo:paragraph-rsid="000bbad5"/>
    </style:style>
    <style:style style:name="P15" style:family="paragraph" style:parent-style-name="Text_20_body" style:list-style-name="L2">
      <style:text-properties officeooo:paragraph-rsid="000aaba3"/>
    </style:style>
    <style:style style:name="P16" style:family="paragraph" style:parent-style-name="Text_20_body" style:list-style-name="L16">
      <style:text-properties officeooo:paragraph-rsid="000bbad5"/>
    </style:style>
    <style:style style:name="P17" style:family="paragraph" style:parent-style-name="Text_20_body" style:list-style-name="L1">
      <style:text-properties officeooo:rsid="000c81ac" officeooo:paragraph-rsid="000c81ac"/>
    </style:style>
    <style:style style:name="P18" style:family="paragraph" style:parent-style-name="Text_20_body" style:list-style-name="L18">
      <style:text-properties officeooo:rsid="000c81ac" officeooo:paragraph-rsid="000c81ac"/>
    </style:style>
    <style:style style:name="P19" style:family="paragraph" style:parent-style-name="Text_20_body" style:list-style-name="L18">
      <style:text-properties officeooo:paragraph-rsid="000c81ac"/>
    </style:style>
    <style:style style:name="P20" style:family="paragraph" style:parent-style-name="Text_20_body" style:list-style-name="L18">
      <style:text-properties officeooo:rsid="000cfc0c" officeooo:paragraph-rsid="000cfc0c"/>
    </style:style>
    <style:style style:name="P21" style:family="paragraph" style:parent-style-name="Text_20_body" style:list-style-name="L19">
      <style:text-properties officeooo:rsid="000cfc0c" officeooo:paragraph-rsid="000d6235"/>
    </style:style>
    <style:style style:name="P22" style:family="paragraph" style:parent-style-name="Text_20_body" style:list-style-name="L19">
      <style:text-properties officeooo:rsid="000d5f9a" officeooo:paragraph-rsid="000d5f9a"/>
    </style:style>
    <style:style style:name="P23" style:family="paragraph" style:parent-style-name="Text_20_body" style:list-style-name="L19">
      <style:text-properties officeooo:rsid="000d6235" officeooo:paragraph-rsid="000d6235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948fb"/>
    </style:style>
    <style:style style:name="T4" style:family="text">
      <style:text-properties officeooo:rsid="000bbad5"/>
    </style:style>
    <style:style style:name="T5" style:family="text">
      <style:text-properties officeooo:rsid="000c81ac"/>
    </style:style>
    <style:style style:name="T6" style:family="text">
      <style:text-properties officeooo:rsid="000cf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43c15951-7fff-ebf2-6faa-15043d543483"/>Ученики могут регистрироваться</text:p>
      <text:p text:style-name="P3">Каждый по дефолту получает 2 недели на запись от 1 или 16 числа в зависимости от даты</text:p>
      <text:p text:style-name="P3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2">Сделать broadcasting check</text:p>
      <text:p text:style-name="P2"/>
      <text:p text:style-name="P2"/>
      <text:p text:style-name="P2"/>
      <text:p text:style-name="P5">при нажатии на любой доступный день показывается модальное окно с выбором урока по времени (от 07:00 до 19:00) <text:s/>- </text:p>
      <text:list xml:id="list3946761534" text:style-name="L1">
        <text:list-item>
          <text:p text:style-name="P6">Проверить каждый выбранный урок – не занят ли, чтобы избежать cheatings</text:p>
        </text:list-item>
        <text:list-item>
          <text:p text:style-name="P6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6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6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7">При сбросе/закрытии окна выбора уроков – почистить окно от всего.</text:p>
        </text:list-item>
      </text:list>
      <text:list xml:id="list1182107920" text:style-name="L2">
        <text:list-item>
          <text:p text:style-name="P15"><text:span text:style-name="T3">Проверить каждый выбранный урок – не занят ли, чтобы избежать cheatings</text:span></text:p>
        </text:list-item>
      </text:list>
      <text:list xml:id="list4286418136" text:style-name="L3">
        <text:list-item>
          <text:p text:style-name="P11">Послать AJAX запрос с данными – дата урока + время урока</text:p>
        </text:list-item>
        <text:list-item>
          <text:p text:style-name="P11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1">Вывести ошибку - <text:span text:style-name="T4">если есть</text:span></text:p>
        </text:list-item>
        <text:list-item>
          <text:p text:style-name="P14"><text:soft-page-break/><text:span text:style-name="T4">Если есть ошибка, на стороне сервера записать в лог(кто, IP, время, данные урока, пометка - “подозрение в мошенничестве”)</text:span></text:p>
        </text:list-item>
      </text:list>
      <text:list xml:id="list1893680434" text:style-name="L16">
        <text:list-item>
          <text:p text:style-name="P16"><text:span text:style-name="T4">Если урок занят – Вывести сообщение - “Урок занят” или “Урок занят Вами” - Выводить при показе списка уроков</text:span></text:p>
        </text:list-item>
      </text:list>
      <text:list xml:id="list813699640" text:style-name="L11">
        <text:list-item>
          <text:list>
            <text:list-item>
              <text:list>
                <text:list-item>
                  <text:p text:style-name="P13"><text:span text:style-name="T4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</text:span></text:p>
                </text:list-item>
              </text:list>
            </text:list-item>
          </text:list>
        </text:list-item>
      </text:list>
      <text:list xml:id="list3331148500" text:style-name="L17"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3802202617" text:style-name="L18">
        <text:list-item>
          <text:p text:style-name="P18">При выборе урока, отсылать на сервер количество выбраных, но не подтвержденных уроков ученика (подумать, можно ли сочитать этот пункт с 1п.)</text:p>
        </text:list-item>
        <text:list-item>
          <text:p text:style-name="P19"><text:span text:style-name="T5">На сервере – определить границы срока записи, выбрать из ДБ уроки по этим срокам( -&gt;whereBetween(</text:span>'date', array(<text:span text:style-name="T5">$start,$end)) ) и po user_id, использовать count</text:span></text:p>
        </text:list-item>
        <text:list-item>
          <text:p text:style-name="P20">Количество выбраных уроков сложить с результатом прадыдущего пункта и сравнить с данными из user_settings</text:p>
        </text:list-item>
        <text:list-item>
          <text:p text:style-name="P20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0">Записать в лог<text:span text:style-name="T4">(кто, IP, время, данные урока = null, пометка - “</text:span>попытка использования большего количества уроков<text:span text:style-name="T4">”)</text:span></text:p>
        </text:list-item>
      </text:list>
      <text:list xml:id="list92727947165910" text:continue-list="list3331148500" text:style-name="L17">
        <text:list-item>
          <text:p text:style-name="P10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3086594905" text:style-name="L19">
        <text:list-item>
          <text:p text:style-name="P22">Посылать на сервер массив массивов в формате [‘date’ =&gt; [‘time1’,’time2’,...] ]</text:p>
        </text:list-item>
        <text:list-item>
          <text:p text:style-name="P22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</text:p>
        </text:list-item>
        <text:list-item>
          <text:p text:style-name="P22">О<text:span text:style-name="T5">пределить границы срока записи, выбрать из ДБ уроки по этим срокам( -&gt;whereBetween(</text:span>'date', array(<text:span text:style-name="T5">$start,$end)) ) и po user_id, использовать count</text:span></text:p>
        </text:list-item>
        <text:list-item>
          <text:p text:style-name="P22">Достать из массива массивов count массивов и сложить с результатом предыдущего пункта <text:span text:style-name="T6">и сравнить с данными из user_settings</text:span></text:p>
        </text:list-item>
        <text:list-item>
          <text:p text:style-name="P21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1">Записать в лог<text:span text:style-name="T4">(кто, IP, время, данные урока = null, пометка - “</text:span>попытка использования большего количества уроков<text:span text:style-name="T4">”)</text:span></text:p>
        </text:list-item>
        <text:list-item>
          <text:p text:style-name="P23">Запись в ДБ не производить (если ошибка)</text:p>
        </text:list-item>
      </text:list>
      <text:list xml:id="list92727450233498" text:continue-list="list92727947165910" text:style-name="L17">
        <text:list-item>
          <text:p text:style-name="P10"/>
        </text:list-item>
      </text:list>
      <text:p text:style-name="P12"><text:soft-page-break/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3T09:27:26.053405468</dc:date>
    <meta:editing-duration>PT5M3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35" meta:word-count="630" meta:character-count="3991" meta:non-whitespace-character-count="3398"/>
  </office:meta>
</office:document-meta>
</file>